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 svg:font-family="'Times New Roman'"/>
    <style:font-face style:name="Latin Modern Roman" svg:font-family="'Latin Modern 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automatic-styles>
    <style:style style:name="Tableau1" style:family="table">
      <style:table-properties style:width="16.431cm" fo:margin-left="-0.009cm" fo:margin-top="0cm" fo:margin-bottom="0cm" table:align="left" style:writing-mode="lr-tb"/>
    </style:style>
    <style:style style:name="Tableau1.A" style:family="table-column">
      <style:table-column-properties style:column-width="3.302cm"/>
    </style:style>
    <style:style style:name="Tableau1.C" style:family="table-column">
      <style:table-column-properties style:column-width="3.304cm"/>
    </style:style>
    <style:style style:name="Tableau1.D" style:family="table-column">
      <style:table-column-properties style:column-width="6.521cm"/>
    </style:style>
    <style:style style:name="Tableau1.1" style:family="table-row">
      <style:table-row-properties style:min-row-height="1.535cm" fo:keep-together="auto"/>
    </style:style>
    <style:style style:name="Tableau1.A1" style:family="table-cell">
      <style:table-cell-properties fo:padding-left="0.191cm" fo:padding-right="0.191cm" fo:padding-top="0cm" fo:padding-bottom="0cm" fo:border="0.5pt solid #000000"/>
    </style:style>
    <style:style style:name="Tableau1.2" style:family="table-row">
      <style:table-row-properties style:min-row-height="1.563cm" fo:keep-together="auto"/>
    </style:style>
    <style:style style:name="Tableau1.A3" style:family="table-cell">
      <style:table-cell-properties style:vertical-align="middle" fo:padding-left="0.191cm" fo:padding-right="0.191cm" fo:padding-top="0cm" fo:padding-bottom="0cm" fo:border="0.5pt solid #000000"/>
    </style:style>
    <style:style style:name="Tableau2" style:family="table">
      <style:table-properties style:width="16.75cm" fo:margin-left="-0.009cm" fo:margin-top="0cm" fo:margin-bottom="0cm" table:align="left" style:writing-mode="lr-tb"/>
    </style:style>
    <style:style style:name="Tableau2.A" style:family="table-column">
      <style:table-column-properties style:column-width="7.262cm"/>
    </style:style>
    <style:style style:name="Tableau2.B" style:family="table-column">
      <style:table-column-properties style:column-width="9.486cm"/>
    </style:style>
    <style:style style:name="Tableau2.1" style:family="table-row">
      <style:table-row-properties style:min-row-height="1cm" fo:keep-together="auto"/>
    </style:style>
    <style:style style:name="Tableau2.A1" style:family="table-cell">
      <style:table-cell-properties fo:padding-left="0.191cm" fo:padding-right="0.191cm" fo:padding-top="0cm" fo:padding-bottom="0cm" fo:border="0.5pt solid #000000"/>
    </style:style>
    <style:style style:name="Tableau2.2" style:family="table-row">
      <style:table-row-properties style:min-row-height="1.401cm" fo:keep-together="auto"/>
    </style:style>
    <style:style style:name="Tableau2.3" style:family="table-row">
      <style:table-row-properties style:min-row-height="2.598cm" fo:keep-together="auto"/>
    </style:style>
    <style:style style:name="P1" style:family="paragraph" style:parent-style-name="Footer">
      <style:paragraph-properties fo:text-align="end" style:justify-single-word="false"/>
    </style:style>
    <style:style style:name="P2" style:family="paragraph" style:parent-style-name="Header">
      <style:paragraph-properties fo:text-align="end" style:justify-single-word="false"/>
    </style:style>
    <style:style style:name="P3" style:family="paragraph" style:parent-style-name="Heading_20_1">
      <style:paragraph-properties fo:text-align="justify" style:justify-single-word="false"/>
      <style:text-properties fo:color="#000000" officeooo:paragraph-rsid="0002a593"/>
    </style:style>
    <style:style style:name="P4" style:family="paragraph" style:parent-style-name="Heading_20_1" style:master-page-name="Standard">
      <style:paragraph-properties fo:text-align="justify" style:justify-single-word="false" style:page-number="auto"/>
      <style:text-properties fo:color="#000000" fo:font-weight="bold" officeooo:rsid="000cc99c" officeooo:paragraph-rsid="000cc99c" style:font-weight-asian="bold" style:font-weight-complex="bold"/>
    </style:style>
    <style:style style:name="P5" style:family="paragraph" style:parent-style-name="Heading_20_2">
      <style:paragraph-properties fo:break-before="page"/>
    </style:style>
    <style:style style:name="P6" style:family="paragraph" style:parent-style-name="List_20_Paragraph" style:list-style-name="WWNum3"/>
    <style:style style:name="P7" style:family="paragraph" style:parent-style-name="List_20_Paragraph" style:list-style-name="WWNum3">
      <style:paragraph-properties fo:margin-top="0cm" fo:margin-bottom="0.282cm" loext:contextual-spacing="true" fo:line-height="108%" fo:text-align="start" style:justify-single-word="false"/>
    </style:style>
    <style:style style:name="P8" style:family="paragraph" style:parent-style-name="List_20_Paragraph">
      <style:paragraph-properties fo:margin-left="1.886cm" fo:margin-right="0cm" fo:text-indent="0cm" style:auto-text-indent="false"/>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1pt" fo:font-style="italic" fo:font-weight="bold" style:font-name-asian="Times New Roman2" style:font-size-asian="11pt" style:font-style-asian="italic" style:font-weight-asian="bold" style:font-name-complex="Times New Roman2" style:font-size-complex="10pt"/>
    </style:style>
    <style:style style:name="P11" style:family="paragraph" style:parent-style-name="Standard">
      <style:text-properties fo:font-size="11pt" style:font-size-asian="11pt"/>
    </style:style>
    <style:style style:name="P12" style:family="paragraph" style:parent-style-name="Standard">
      <style:text-properties fo:font-size="11pt" style:font-size-asian="11pt" style:font-name-complex="Times New Roman2" style:font-size-complex="12pt"/>
    </style:style>
    <style:style style:name="P13" style:family="paragraph" style:parent-style-name="Standard">
      <style:text-properties style:font-size-complex="12pt"/>
    </style:style>
    <style:style style:name="P14" style:family="paragraph" style:parent-style-name="Standard">
      <style:text-properties officeooo:rsid="00093de5" officeooo:paragraph-rsid="00093de5" style:font-size-complex="12pt"/>
    </style:style>
    <style:style style:name="P15" style:family="paragraph" style:parent-style-name="Standard">
      <style:text-properties officeooo:rsid="000abe84" officeooo:paragraph-rsid="000abe84" style:font-size-complex="12pt"/>
    </style:style>
    <style:style style:name="P16" style:family="paragraph" style:parent-style-name="Standard">
      <style:text-properties officeooo:rsid="000b7515" officeooo:paragraph-rsid="000b7515" style:font-size-complex="12pt"/>
    </style:style>
    <style:style style:name="P17" style:family="paragraph" style:parent-style-name="Standard">
      <style:text-properties style:font-size-complex="13pt"/>
    </style:style>
    <style:style style:name="P18" style:family="paragraph" style:parent-style-name="Standard">
      <style:text-properties fo:font-size="16pt" fo:font-weight="bold" style:font-size-asian="16pt" style:font-weight-asian="bold"/>
    </style:style>
    <style:style style:name="P19" style:family="paragraph" style:parent-style-name="Standard">
      <style:text-properties officeooo:rsid="00056bf6" officeooo:paragraph-rsid="00056bf6"/>
    </style:style>
    <style:style style:name="P20" style:family="paragraph" style:parent-style-name="Standard">
      <style:text-properties officeooo:paragraph-rsid="00075455"/>
    </style:style>
    <style:style style:name="P21" style:family="paragraph" style:parent-style-name="Standard">
      <style:text-properties officeooo:paragraph-rsid="000bfea6"/>
    </style:style>
    <style:style style:name="P22" style:family="paragraph" style:parent-style-name="Standard">
      <style:paragraph-properties fo:margin-left="6.244cm" fo:margin-right="0cm" fo:text-indent="1.251cm" style:auto-text-indent="false"/>
    </style:style>
    <style:style style:name="P23" style:family="paragraph" style:parent-style-name="Standard">
      <style:paragraph-properties fo:margin-left="4.995cm" fo:margin-right="0cm" fo:text-align="end" style:justify-single-word="false" fo:text-indent="1.251cm" style:auto-text-indent="false"/>
    </style:style>
    <style:style style:name="P24" style:family="paragraph" style:parent-style-name="Standard">
      <style:paragraph-properties fo:margin-left="0cm" fo:margin-right="0cm" fo:margin-top="0.494cm" fo:margin-bottom="0.494cm" loext:contextual-spacing="false" fo:text-align="start" style:justify-single-word="false" fo:text-indent="0cm" style:auto-text-indent="false"/>
    </style:style>
    <style:style style:name="P25" style:family="paragraph" style:parent-style-name="Standard">
      <style:paragraph-properties fo:margin-left="0cm" fo:margin-right="0cm" fo:text-indent="0cm" style:auto-text-indent="false"/>
    </style:style>
    <style:style style:name="P26" style:family="paragraph" style:parent-style-name="Standard">
      <style:paragraph-properties fo:margin-left="0cm" fo:margin-right="0cm" fo:text-align="justify" style:justify-single-word="false" fo:text-indent="0cm" style:auto-text-indent="false"/>
      <style:text-properties fo:color="#000000" officeooo:rsid="00038e64" officeooo:paragraph-rsid="00038e64"/>
    </style:style>
    <style:style style:name="P27" style:family="paragraph" style:parent-style-name="Standard">
      <style:paragraph-properties fo:margin-left="0cm" fo:margin-right="0cm" fo:text-align="justify" style:justify-single-word="false" fo:text-indent="0cm" style:auto-text-indent="false"/>
      <style:text-properties fo:color="#000000" officeooo:rsid="000456cd" officeooo:paragraph-rsid="000456cd"/>
    </style:style>
    <style:style style:name="P28" style:family="paragraph" style:parent-style-name="Standard">
      <style:paragraph-properties fo:margin-left="0cm" fo:margin-right="0cm" fo:margin-top="0cm" fo:margin-bottom="0.282cm" loext:contextual-spacing="false" fo:line-height="108%" fo:text-align="center" style:justify-single-word="false" fo:text-indent="0cm" style:auto-text-indent="false"/>
      <style:text-properties fo:font-variant="small-caps" fo:font-size="16pt" style:font-size-asian="16pt"/>
    </style:style>
    <style:style style:name="P29"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text-properties fo:font-variant="small-caps"/>
    </style:style>
    <style:style style:name="P30" style:family="paragraph" style:parent-style-name="Standard">
      <style:paragraph-properties fo:margin-left="0cm" fo:margin-right="0cm" fo:margin-top="0cm" fo:margin-bottom="0.282cm" loext:contextual-spacing="false" fo:line-height="108%" fo:text-indent="0cm" style:auto-text-indent="false"/>
    </style:style>
    <style:style style:name="P31"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P32" style:family="paragraph" style:parent-style-name="Standard">
      <style:paragraph-properties fo:margin-left="0cm" fo:margin-right="0cm" fo:margin-top="0.212cm" fo:margin-bottom="0.212cm" loext:contextual-spacing="false" fo:line-height="150%" fo:text-indent="0cm" style:auto-text-indent="false"/>
      <style:text-properties style:font-name-asian="Calibri1" style:font-name-complex="Times New Roman2"/>
    </style:style>
    <style:style style:name="P33" style:family="paragraph" style:parent-style-name="Standard">
      <style:paragraph-properties fo:margin-left="0cm" fo:margin-right="0cm" fo:margin-top="0.212cm" fo:margin-bottom="0.212cm" loext:contextual-spacing="false" fo:text-indent="0cm" style:auto-text-indent="false"/>
      <style:text-properties style:font-name="Calibri" style:font-name-asian="Calibri1" style:font-name-complex="Times New Roman2"/>
    </style:style>
    <style:style style:name="P34" style:family="paragraph" style:parent-style-name="Standard">
      <style:paragraph-properties fo:margin-left="0cm" fo:margin-right="0cm" fo:margin-top="0.212cm" fo:margin-bottom="0.212cm" loext:contextual-spacing="false" fo:line-height="150%" fo:text-indent="0cm" style:auto-text-indent="false"/>
      <style:text-properties style:font-name="Calibri" style:font-name-asian="Calibri1" style:font-name-complex="Times New Roman2" style:font-size-complex="12pt"/>
    </style:style>
    <style:style style:name="P35" style:family="paragraph" style:parent-style-name="Standard">
      <style:paragraph-properties fo:margin-left="0cm" fo:margin-right="0cm" fo:margin-top="0.212cm" fo:margin-bottom="0.212cm" loext:contextual-spacing="false" fo:line-height="115%" fo:text-align="center" style:justify-single-word="false" fo:text-indent="0cm" style:auto-text-indent="false"/>
      <style:text-properties fo:font-size="11pt" fo:font-weight="bold" style:font-name-asian="Calibri1" style:font-size-asian="11pt" style:font-weight-asian="bold" style:font-name-complex="Times New Roman2"/>
    </style:style>
    <style:style style:name="P36" style:family="paragraph" style:parent-style-name="Standard">
      <style:paragraph-properties fo:margin-left="0cm" fo:margin-right="0cm" fo:margin-top="0.212cm" fo:margin-bottom="0.212cm" loext:contextual-spacing="false" fo:line-height="115%" fo:text-indent="0cm" style:auto-text-indent="false"/>
    </style:style>
    <style:style style:name="P37" style:family="paragraph" style:parent-style-name="Standard">
      <style:paragraph-properties fo:margin-left="0cm" fo:margin-right="0cm" fo:margin-top="0.212cm" fo:margin-bottom="0.212cm" loext:contextual-spacing="false" fo:line-height="115%" fo:text-align="center" style:justify-single-word="false" fo:text-indent="0cm" style:auto-text-indent="false"/>
    </style:style>
    <style:style style:name="P38"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weight="bold" style:font-name-asian="Calibri1" style:font-weight-asian="bold" style:font-name-complex="Times New Roman2"/>
    </style:style>
    <style:style style:name="P39" style:family="paragraph" style:parent-style-name="Standard">
      <loext:graphic-properties draw:fill="solid" draw:fill-color="#ffffff"/>
      <style:paragraph-properties fo:margin-left="0cm" fo:margin-right="0cm" fo:margin-top="0cm" fo:margin-bottom="0cm" loext:contextual-spacing="false" fo:text-indent="0cm" style:auto-text-indent="false" fo:background-color="#ffffff"/>
    </style:style>
    <style:style style:name="P40" style:family="paragraph" style:parent-style-name="Standard">
      <style:paragraph-properties fo:margin-left="0cm" fo:margin-right="0cm" fo:margin-top="0cm" fo:margin-bottom="0.212cm" loext:contextual-spacing="true" fo:text-indent="0cm" style:auto-text-indent="false"/>
      <style:text-properties fo:font-size="11pt" style:font-size-asian="11pt"/>
    </style:style>
    <style:style style:name="P41" style:family="paragraph" style:parent-style-name="Standard" style:list-style-name="">
      <loext:graphic-properties draw:fill="solid" draw:fill-color="#ffffff"/>
      <style:paragraph-properties fo:margin-left="0cm" fo:margin-right="0cm" fo:margin-top="0.635cm" fo:margin-bottom="0cm" loext:contextual-spacing="false" fo:text-indent="0cm" style:auto-text-indent="false" fo:background-color="#ffffff"/>
    </style:style>
    <style:style style:name="P42" style:family="paragraph" style:parent-style-name="Standard">
      <loext:graphic-properties draw:fill="solid" draw:fill-color="#ffffff"/>
      <style:paragraph-properties fo:margin-left="0cm" fo:margin-right="0cm" fo:margin-top="0cm" fo:margin-bottom="0.423cm" loext:contextual-spacing="false" fo:text-indent="0cm" style:auto-text-indent="false" fo:background-color="#ffffff"/>
    </style:style>
    <style:style style:name="P43" style:family="paragraph" style:parent-style-name="Standard">
      <style:paragraph-properties fo:margin-left="1.52cm" fo:margin-right="1.52cm" fo:text-indent="1.251cm" style:auto-text-indent="false"/>
    </style:style>
    <style:style style:name="P44" style:family="paragraph" style:parent-style-name="Standard">
      <style:paragraph-properties fo:margin-left="2.54cm" fo:margin-right="0cm" fo:margin-top="0cm" fo:margin-bottom="0.127cm" loext:contextual-spacing="false" fo:text-align="start" style:justify-single-word="false" fo:text-indent="0cm" style:auto-text-indent="false"/>
    </style:style>
    <style:style style:name="P45" style:family="paragraph" style:parent-style-name="Standard">
      <style:paragraph-properties fo:text-align="center" style:justify-single-word="false" fo:break-before="page"/>
    </style:style>
    <style:style style:name="P46" style:family="paragraph" style:parent-style-name="Standard">
      <style:paragraph-properties fo:margin-top="0.212cm" fo:margin-bottom="0.212cm" loext:contextual-spacing="false"/>
    </style:style>
    <style:style style:name="P47" style:family="paragraph" style:parent-style-name="Standard">
      <style:paragraph-properties fo:margin-top="0.212cm" fo:margin-bottom="0.212cm" loext:contextual-spacing="false" fo:line-height="150%"/>
    </style:style>
    <style:style style:name="P48" style:family="paragraph" style:parent-style-name="Standard">
      <style:paragraph-properties fo:margin-top="0.212cm" fo:margin-bottom="0.212cm" loext:contextual-spacing="false"/>
      <style:text-properties style:font-name="Calibri" style:font-name-asian="Calibri1" style:font-name-complex="Times New Roman2"/>
    </style:style>
    <style:style style:name="P49" style:family="paragraph" style:parent-style-name="Standard">
      <style:paragraph-properties fo:margin-top="0.212cm" fo:margin-bottom="0.212cm" loext:contextual-spacing="false"/>
      <style:text-properties fo:font-size="11pt" style:font-name-asian="Times New Roman2" style:font-size-asian="11pt" style:language-asian="fr" style:country-asian="FR" style:font-name-complex="Times New Roman2"/>
    </style:style>
    <style:style style:name="P50" style:family="paragraph" style:parent-style-name="Standard">
      <style:paragraph-properties fo:margin-top="0cm" fo:margin-bottom="0.282cm" loext:contextual-spacing="false" fo:line-height="108%" fo:text-align="start" style:justify-single-word="false"/>
    </style:style>
    <style:style style:name="P51" style:family="paragraph" style:parent-style-name="Standard">
      <style:paragraph-properties fo:margin-top="0cm" fo:margin-bottom="0cm" loext:contextual-spacing="false"/>
    </style:style>
    <style:style style:name="P52" style:family="paragraph" style:parent-style-name="Standard">
      <style:paragraph-properties fo:margin-left="0cm" fo:margin-right="0cm" fo:margin-top="0cm" fo:margin-bottom="0.282cm" loext:contextual-spacing="false" fo:line-height="108%" fo:text-indent="1.249cm" style:auto-text-indent="false"/>
    </style:style>
    <style:style style:name="P53" style:family="paragraph" style:parent-style-name="Standard">
      <style:paragraph-properties fo:margin-left="0cm" fo:margin-right="0cm" fo:text-indent="1.249cm" style:auto-text-indent="false"/>
    </style:style>
    <style:style style:name="P54" style:family="paragraph" style:parent-style-name="Standard" style:list-style-name="">
      <style:paragraph-properties fo:margin-top="0.071cm" fo:margin-bottom="0cm" loext:contextual-spacing="false" fo:keep-together="always" fo:keep-with-next="always"/>
    </style:style>
    <style:style style:name="P55" style:family="paragraph" style:parent-style-name="Standard" style:list-style-name="WWNum4">
      <style:paragraph-properties fo:margin-top="0cm" fo:margin-bottom="0.212cm" loext:contextual-spacing="true"/>
    </style:style>
    <style:style style:name="P56" style:family="paragraph" style:parent-style-name="Standard">
      <style:paragraph-properties fo:margin-left="3.156cm" fo:margin-right="0cm" fo:margin-top="0cm" fo:margin-bottom="0.212cm" loext:contextual-spacing="true" fo:text-indent="0cm" style:auto-text-indent="false"/>
      <style:text-properties fo:font-size="11pt" style:font-size-asian="11pt"/>
    </style:style>
    <style:style style:name="P57" style:family="paragraph" style:parent-style-name="Standard">
      <style:paragraph-properties fo:margin-left="1.251cm" fo:margin-right="0cm" fo:text-indent="0cm" style:auto-text-indent="false"/>
    </style:style>
    <style:style style:name="T1" style:family="text">
      <style:text-properties fo:font-size="11pt" style:font-name-asian="Times New Roman2" style:font-size-asian="11pt" style:font-name-complex="Times New Roman2" style:font-size-complex="10pt"/>
    </style:style>
    <style:style style:name="T2" style:family="text">
      <style:text-properties fo:font-size="11pt" style:font-name-asian="Times New Roman2" style:font-size-asian="11pt" style:language-asian="fr" style:country-asian="FR" style:font-name-complex="Times New Roman2"/>
    </style:style>
    <style:style style:name="T3" style:family="text">
      <style:text-properties fo:font-size="11pt" style:font-name-asian="Times New Roman2" style:font-size-asian="11pt" style:language-asian="fr" style:country-asian="FR" style:font-name-complex="Times New Roman2" style:font-weight-complex="bold" loext:padding="0cm" loext:border="none"/>
    </style:style>
    <style:style style:name="T4" style:family="text">
      <style:text-properties fo:font-size="11pt" fo:font-style="italic" style:font-name-asian="Times New Roman2" style:font-size-asian="11pt" style:font-style-asian="italic" style:font-name-complex="Times New Roman2" style:font-size-complex="10pt"/>
    </style:style>
    <style:style style:name="T5" style:family="text">
      <style:text-properties fo:font-size="11pt" fo:font-style="italic" style:font-name-asian="Times New Roman2" style:font-size-asian="11pt" style:language-asian="fr" style:country-asian="FR" style:font-style-asian="italic" style:font-name-complex="Times New Roman2" style:font-style-complex="italic" loext:padding="0cm" loext:border="none"/>
    </style:style>
    <style:style style:name="T6" style:family="text">
      <style:text-properties fo:font-size="11pt" fo:font-style="italic" style:font-size-asian="11pt" style:font-style-asian="italic"/>
    </style:style>
    <style:style style:name="T7" style:family="text">
      <style:text-properties fo:font-size="11pt" fo:font-style="italic" style:font-size-asian="11pt" style:font-style-asian="italic" style:font-style-complex="italic"/>
    </style:style>
    <style:style style:name="T8" style:family="text">
      <style:text-properties fo:font-size="11pt" fo:font-style="italic" fo:font-weight="bold" style:font-name-asian="Times New Roman2" style:font-size-asian="11pt" style:font-style-asian="italic" style:font-weight-asian="bold" style:font-name-complex="Times New Roman2" style:font-size-complex="10pt"/>
    </style:style>
    <style:style style:name="T9" style:family="text">
      <style:text-properties fo:font-size="11pt" fo:font-style="italic" fo:font-weight="bold" style:font-name-asian="Calibri1" style:font-size-asian="11pt" style:font-style-asian="italic" style:font-weight-asian="bold" style:font-name-complex="Times New Roman2"/>
    </style:style>
    <style:style style:name="T10" style:family="text">
      <style:text-properties fo:font-size="11pt" style:font-size-asian="11pt"/>
    </style:style>
    <style:style style:name="T11" style:family="text">
      <style:text-properties fo:font-size="11pt" style:font-size-asian="11pt" style:font-style-complex="italic"/>
    </style:style>
    <style:style style:name="T12" style:family="text">
      <style:text-properties fo:font-size="11pt" style:font-size-asian="11pt" style:font-name-complex="Times New Roman2" style:font-size-complex="12pt"/>
    </style:style>
    <style:style style:name="T13" style:family="text">
      <style:text-properties fo:font-size="11pt" fo:font-weight="bold" style:font-name-asian="Calibri1" style:font-size-asian="11pt" style:font-weight-asian="bold" style:font-name-complex="Times New Roman2"/>
    </style:style>
    <style:style style:name="T14" style:family="text">
      <style:text-properties fo:font-size="11pt" fo:font-weight="bold" style:font-size-asian="11pt" style:font-weight-asian="bold" style:font-style-complex="italic" style:font-weight-complex="bold"/>
    </style:style>
    <style:style style:name="T15" style:family="text">
      <style:text-properties fo:font-variant="small-caps"/>
    </style:style>
    <style:style style:name="T16" style:family="text">
      <style:text-properties fo:font-variant="small-caps" fo:font-size="11pt" style:font-name-asian="Times New Roman2" style:font-size-asian="11pt" style:font-name-complex="Times New Roman2" style:font-size-complex="10pt"/>
    </style:style>
    <style:style style:name="T17" style:family="text">
      <style:text-properties fo:font-variant="small-caps" fo:font-size="10pt" style:font-size-asian="10pt" style:font-size-complex="10pt"/>
    </style:style>
    <style:style style:name="T18" style:family="text">
      <style:text-properties fo:font-variant="small-caps" fo:font-size="10pt" style:font-name-asian="Calibri1" style:font-size-asian="10pt" style:font-size-complex="10pt"/>
    </style:style>
    <style:style style:name="T19" style:family="text">
      <style:text-properties fo:font-style="italic" style:font-style-asian="italic"/>
    </style:style>
    <style:style style:name="T20" style:family="text">
      <style:text-properties fo:font-style="italic" style:font-style-asian="italic" style:font-size-complex="12pt"/>
    </style:style>
    <style:style style:name="T21" style:family="text">
      <style:text-properties fo:font-style="italic" style:font-style-asian="italic" style:font-size-complex="13pt"/>
    </style:style>
    <style:style style:name="T22" style:family="text">
      <style:text-properties fo:font-style="italic" style:language-asian="fr" style:country-asian="FR" style:font-style-asian="italic" style:font-name-complex="Times New Roman2" style:font-size-complex="12pt" style:font-style-complex="italic"/>
    </style:style>
    <style:style style:name="T23" style:family="text">
      <style:text-properties fo:font-style="italic" style:text-underline-style="solid" style:text-underline-width="auto" style:text-underline-color="font-color" style:font-name-asian="Calibri1" style:font-style-asian="italic"/>
    </style:style>
    <style:style style:name="T24" style:family="text">
      <style:text-properties fo:font-style="italic" style:text-underline-style="solid" style:text-underline-width="auto" style:text-underline-color="font-color" style:font-name-asian="Calibri1" style:font-style-asian="italic" style:font-size-complex="12pt"/>
    </style:style>
    <style:style style:name="T25" style:family="text">
      <style:text-properties style:font-name-asian="Times New Roman2" style:language-asian="fr" style:country-asian="FR" style:font-name-complex="Times New Roman2" style:font-size-complex="12pt"/>
    </style:style>
    <style:style style:name="T26" style:family="text">
      <style:text-properties fo:font-weight="bold" style:font-name-asian="Calibri1" style:font-weight-asian="bold"/>
    </style:style>
    <style:style style:name="T27" style:family="text">
      <style:text-properties fo:font-weight="bold" style:font-weight-asian="bold"/>
    </style:style>
    <style:style style:name="T28" style:family="text">
      <style:text-properties style:font-name-asian="Calibri1"/>
    </style:style>
    <style:style style:name="T29" style:family="text">
      <style:text-properties style:font-name-asian="Calibri1" style:font-size-complex="12pt"/>
    </style:style>
    <style:style style:name="T30" style:family="text">
      <style:text-properties style:font-name-asian="Calibri1" style:font-name-complex="Times New Roman2"/>
    </style:style>
    <style:style style:name="T31" style:family="text">
      <style:text-properties style:font-size-complex="12pt"/>
    </style:style>
    <style:style style:name="T32" style:family="text">
      <style:text-properties officeooo:rsid="000bfea6" style:font-size-complex="12pt"/>
    </style:style>
    <style:style style:name="T33" style:family="text">
      <style:text-properties style:text-position="super 58%"/>
    </style:style>
    <style:style style:name="T34" style:family="text">
      <style:text-properties style:text-position="super 58%" style:font-size-complex="12pt"/>
    </style:style>
    <style:style style:name="T35" style:family="text">
      <style:text-properties style:text-position="super 58%" fo:font-size="10pt" style:font-size-asian="10pt" style:font-size-complex="10pt"/>
    </style:style>
    <style:style style:name="T36" style:family="text">
      <style:text-properties style:text-position="super 58%" style:font-size-complex="13pt"/>
    </style:style>
    <style:style style:name="T37" style:family="text">
      <style:text-properties style:text-position="super 58%" fo:font-size="11pt" style:font-size-asian="11pt" style:font-style-complex="italic"/>
    </style:style>
    <style:style style:name="T38" style:family="text">
      <style:text-properties fo:font-size="10pt" style:font-size-asian="10pt" style:font-size-complex="10pt"/>
    </style:style>
    <style:style style:name="T39" style:family="text">
      <style:text-properties fo:font-size="10pt" fo:font-style="italic" style:font-size-asian="10pt" style:font-style-asian="italic" style:font-size-complex="10pt"/>
    </style:style>
    <style:style style:name="T40" style:family="text">
      <style:text-properties fo:font-size="10pt" fo:font-style="italic" style:font-name-asian="Calibri1" style:font-size-asian="10pt" style:font-style-asian="italic" style:font-size-complex="10pt"/>
    </style:style>
    <style:style style:name="T41" style:family="text">
      <style:text-properties fo:font-size="10pt" style:font-name-asian="Calibri1" style:font-size-asian="10pt" style:font-size-complex="10pt"/>
    </style:style>
    <style:style style:name="T42" style:family="text">
      <style:text-properties fo:color="#2e74b5" style:font-name="Calibri Light" fo:font-size="13pt" style:font-name-asian="F" style:font-size-asian="13pt" style:font-name-complex="F" style:font-size-complex="13pt"/>
    </style:style>
    <style:style style:name="T43" style:family="text">
      <style:text-properties fo:color="#2e74b5" style:text-position="super 58%" style:font-name="Calibri Light" fo:font-size="13pt" style:font-name-asian="F" style:font-size-asian="13pt" style:font-name-complex="F" style:font-size-complex="13pt"/>
    </style:style>
    <style:style style:name="T44" style:family="text">
      <style:text-properties style:font-size-complex="13pt"/>
    </style:style>
    <style:style style:name="T45" style:family="text">
      <style:text-properties style:font-name="Times New Roman1" fo:font-size="12pt" officeooo:rsid="00075455" style:font-name-asian="F" style:font-size-asian="12pt"/>
    </style:style>
    <style:style style:name="T46" style:family="text">
      <style:text-properties style:font-name="Times New Roman1" fo:font-size="12pt" officeooo:rsid="000bfea6" style:font-name-asian="F" style:font-size-asian="12pt" style:font-size-complex="12pt"/>
    </style:style>
    <style:style style:name="T47" style:family="text">
      <style:text-properties style:use-window-font-color="true" style:font-name="Times New Roman1" style:font-name-asian="F" style:font-name-complex="F"/>
    </style:style>
    <style:style style:name="T48" style:family="text">
      <style:text-properties style:font-size-complex="14pt"/>
    </style:style>
    <style:style style:name="T49" style:family="text">
      <style:text-properties fo:color="#660000" fo:font-size="10pt" fo:font-weight="bold" style:font-name-asian="Times New Roman2" style:font-size-asian="10pt" style:language-asian="fr" style:country-asian="FR" style:font-weight-asian="bold" style:font-name-complex="Times New Roman2" style:font-size-complex="10pt" style:font-weight-complex="bold"/>
    </style:style>
    <style:style style:name="T50" style:family="text">
      <style:text-properties fo:color="#000000" fo:font-size="10pt" style:font-name-asian="Times New Roman2" style:font-size-asian="10pt" style:language-asian="fr" style:country-asian="FR" style:font-name-complex="Times New Roman2" style:font-size-complex="10pt"/>
    </style:style>
    <style:style style:name="T51" style:family="text">
      <style:text-properties fo:color="#000000" fo:font-size="11pt" style:font-size-asian="11pt" style:font-name-complex="Times New Roman2" style:font-size-complex="12pt"/>
    </style:style>
    <style:style style:name="T52" style:family="text">
      <style:text-properties fo:color="#000000" fo:font-size="11pt" style:font-size-asian="11pt"/>
    </style:style>
    <style:style style:name="T53" style:family="text">
      <style:text-properties fo:color="#1e38c7" fo:font-size="11pt" style:text-underline-style="solid" style:text-underline-width="auto" style:text-underline-color="font-color" style:font-size-asian="11pt"/>
    </style:style>
    <style:style style:name="T54" style:family="text">
      <style:text-properties style:font-name="Latin Modern Roman" fo:font-size="12pt" style:font-size-asian="12pt" style:font-size-complex="12pt"/>
    </style:style>
    <style:style style:name="T55" style:family="text">
      <style:text-properties style:font-name="Latin Modern Roman" fo:font-size="12pt" officeooo:rsid="0002a593" style:font-size-asian="12pt" style:font-size-complex="12pt"/>
    </style:style>
    <style:style style:name="T56" style:family="text">
      <style:text-properties style:font-name="Latin Modern Roman" fo:font-size="12pt" officeooo:rsid="00038e64" style:font-size-asian="12pt" style:font-size-complex="12pt"/>
    </style:style>
    <style:style style:name="T57" style:family="text">
      <style:text-properties style:font-name="Latin Modern Roman" fo:font-size="12pt" officeooo:rsid="0002a593" style:font-name-asian="F" style:font-size-asian="12pt" style:font-name-complex="F" style:font-size-complex="12pt"/>
    </style:style>
    <style:style style:name="T58" style:family="text">
      <style:text-properties officeooo:rsid="00075455"/>
    </style:style>
    <style:style style:name="T59" style:family="text">
      <style:text-properties officeooo:rsid="000bfe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span text:style-name="T55">P</text:span><text:span text:style-name="T54">our l’examen : choisir un sujet parmi ce qu’on a étudié (3 pages max)</text:span></text:h>
      <text:h text:style-name="P3" text:outline-level="1"><text:span text:style-name="T55">La laïcité est une </text:span><text:span text:style-name="T57">réponse</text:span><text:span text:style-name="T55"> à un problème : le problème théologico-politique chrétien. </text:span><text:span text:style-name="T56">Comment penser politiquement la religion (ex : le fanatisme).</text:span></text:h>
      <text:p text:style-name="P26"><text:span text:style-name="T54">L’homme voit double.</text:span></text:p>
      <text:p text:style-name="P27"><text:span text:style-name="T54">Sécularisation : quoiqu’il arrive, on congédie la religion</text:span></text:p>
      <text:h text:style-name="Heading_20_1" text:outline-level="1">Penser politiquement la religion : Théologie politique et laïcité</text:h>
      <text:p text:style-name="P9"/>
      <text:p text:style-name="P22"><text:span text:style-name="T1">Comme il y a toujours eu un prince et des lois civiles, il a résulté de cette double puissance un perpétuel conflit de juridiction qui a rendu toute bonne politie impossible dans les États chrétiens ; et l’on n’a jamais pu venir à bout de savoir auquel du maître ou du prêtre on était obligé d’obéir.</text:span></text:p>
      <text:p text:style-name="P23"><text:span text:style-name="T16">Jean-Jacques Rousseau</text:span><text:span text:style-name="T1">, </text:span><text:span text:style-name="T4">Du Contrat social, IV, 8</text:span><text:span text:style-name="T1"> </text:span></text:p>
      <text:h text:style-name="Heading_20_2" text:outline-level="2">Introduction : nous qui sommes modernes…</text:h>
      <text:p text:style-name="Standard"/>
      <text:p text:style-name="Standard">Une idée existe dans le débat contemporain : l’idée répandue aujourd’hui que la religion ne peut plus être un objet d’interrogation collective ni même individuelle, qu’elle ne peut plus être l’objet d’une délibération ni d’une discussion. La religion comme objet objectif, appartiendrait au passé. Pour beaucoup de nos contemporains, la religion n’est supportable que comme support ou occasion du sentiment individuel mais ne doit jamais devenir un « objet objectif », et surtout pas une question à laquelle il serait urgent, nécessaire, judicieux et intelligent d’essayer de répondre. À l’égard de la religion chrétienne, il y a plusieurs catégories de dispositions négatives : il y a ceux qui lui sont hostiles de façon consciente ; il y a aussi ceux pour qui la religion fut peut être une grande chose, mais elle n’a plus rien à nous dire de nous-même de nos jours. Et puis, il y a le reste qui ne sait pas quoi faire avec tout ceci. Une espèce de poil à gratter. </text:p>
      <text:p text:style-name="Standard">Le problème qui s’impose à nous est à mon avis le suivant : cette sorte de philosophie de l’histoire qui postule que la religion est une chose du passé, que nous sommes sortis de la religion<text:note text:id="ftn1" text:note-class="footnote"><text:note-citation>1</text:note-citation><text:note-body><text:p text:style-name="Footnote"><text:s/>C’est à mon avis la raison pour laquelle on est incapable de comprendre ce qui s’est passé avec les récents attentats.</text:p></text:note-body></text:note> et que chacun dans son intimité personnelle peut en faire ce qu’il veut mais qu’on n’en fasse surtout pas un objet de délibération publique et d’interrogation sérieuse. C’est cela l’obstacle principal : le pouvoir de cette philosophie de l’histoire selon laquelle nous ne nous comprenons adéquatement qu’en nous comprenant comme sortant de la religion, comme parvenant à la « majorité » rationnelle à partir de la minorité religieuse.</text:p>
      <text:p text:style-name="Standard">Sur ce point nous pouvons nous souvenir par exemple du projet des lumières défini par Kant ou encore par ce texte de Max Weber, que l’on trouve dans <text:span text:style-name="T19">le savant et le politique</text:span> : </text:p>
      <text:p text:style-name="P24"><text:span text:style-name="T25">Weber utilise l'expression en 1917 dans une conférence intitulée "La profession et la vocation de savant", cette fois en vue d'analyser le monde moderne.</text:span></text:p>
      <text:p text:style-name="P43"><text:soft-page-break/><text:span text:style-name="T11">Faisons-nous une idée claire de ce que signifie pratiquement la </text:span><text:span text:style-name="T14">rationalisation</text:span><text:span text:style-name="T11"> par la science et par la technique guidée par la science. (...) L'intellectualisation et la rationalisation croissantes ne signifient pas une connaissance générale toujours plus grande des conditions de vie dans lesquelles nous nous trouvons. Elles signifient quelque chose d'autre : le fait de savoir ou de croire que, si on le veut, on peut à tout moment l'apprendre ; qu'il n'y a donc en principe aucune puissance imprévisible et mystérieuse qui entre en jeu et que l'on peut en revanche maîtriser toute chose par le calcul. Cela signifie </text:span><text:span text:style-name="T7">le désenchantement du monde</text:span><text:span text:style-name="T11">.</text:span></text:p>
      <text:p text:style-name="P44"><text:span text:style-name="T25">— </text:span><text:span text:style-name="T22">La profession et la vocation de savant, in "Le savant et le politique", traduction de Catherine Colliot-Thélène, La Découverte/Poche n°158, 2003, p. 83</text:span></text:p>
      <text:p text:style-name="P25"/>
      <text:p text:style-name="Standard">En tout cas, cette représentation est paralysante car elle exclut en réalité la religion du débat public. On n’appartient pas au débat quand on appartient exclusivement au passé. Les croyants se voient expliquer qu’ils croient croire alors qu’ils ne sauraient croire puisqu’en tant que sociétéraire de la démocratie moderne ils sont sortis de la religion ! C’est une certaine idée de l’histoire qui est pour les chrétiens l’obstacle principal non seulement pour être entendus mais pour se comprendre eux-mêmes<text:note text:id="ftn2" text:note-class="footnote"><text:note-citation>2</text:note-citation><text:note-body><text:p text:style-name="Footnote"><text:s/>Comme ouvrages récents et stimulants on pourra lire : <text:span text:style-name="T15">Pierre Manent</text:span>, <text:span text:style-name="T19">Cours familier de philosophie politique</text:span>, Paris, tel Gallimard, 2001 ; <text:span text:style-name="T19">Situation de la France</text:span>, Paris, Desclée de Brouwer, 2015 ; <text:span text:style-name="T15">Rémi Brague, </text:span><text:span text:style-name="T19">Sur la religion</text:span>, Paris, Flammarion, 2018. </text:p></text:note-body></text:note>. </text:p>
      <text:p text:style-name="Standard">Mais comment en sommes-nous arrivés là ? Qu’est ce qui fait que la laïcité s’est développée dans nos pays européens et pourquoi ? Poser ces questions, c’est aussi tenter de répondre à ce que l’on entend par laïcité. </text:p>
      <text:p text:style-name="Standard">Pour cela nous pouvons nous aider particulièrement de la saison 6 de Game of Thrones. </text:p>
      <text:p text:style-name="P28"/>
      <text:h text:style-name="Heading_20_1" text:outline-level="1">Saison 6 Épisode 2 : 13,13-16,00 </text:h>
      <text:h text:style-name="Heading_20_3" text:outline-level="3">questions : </text:h>
      <text:p text:style-name="P30"/>
      <text:list xml:id="list2606672368" text:style-name="WWNum3">
        <text:list-item>
          <text:p text:style-name="P6">Quelle est la thèse de cet extrait ? </text:p>
        </text:list-item>
        <text:list-item>
          <text:p text:style-name="P6">A quelle référence historique ce personnage vous fait-il penser ? et qu’essaya-t-il d’instituer ? </text:p>
        </text:list-item>
      </text:list>
      <text:p text:style-name="P31"/>
      <text:h text:style-name="Heading_20_3" text:outline-level="3">Réponses :</text:h>
      <text:p text:style-name="P19">Es ce que le pouvoir des dieux seraient supérieur au roi</text:p>
      <text:p text:style-name="P20"><text:span text:style-name="T45">Ce sont les</text:span><text:span text:style-name="T58"> lois que nous donnons qui sont liberté. De moins en moins les lois de dieux (nous somme moderne)</text:span></text:p>
      <text:p text:style-name="P10"/>
      <text:p text:style-name="P45"><text:span text:style-name="T8">Les deux lois ou Voir double</text:span><text:span text:style-name="T1"> :</text:span></text:p>
      <text:p text:style-name="Standard"><text:span text:style-name="T16">Jean Jacques Rousseau</text:span><text:span text:style-name="T1">, </text:span><text:span text:style-name="T4">Du Contrat social, IV, 8</text:span><text:span text:style-name="T1"> : «  Comme il y a toujours eu un prince et des lois civiles, il a résulté de cette double puissance un perpétuel conflit de juridiction qui a rendu toute bonne politie impossible dans les États chrétiens ; et l’on n’a jamais pu venir à bout de savoir auquel du maître ou du prêtre on était obligé d’obéir ».</text:span></text:p>
      <text:p text:style-name="P47"><text:span text:style-name="T9">Les fondements du droit :</text:span></text:p>
      <table:table table:name="Tableau1" table:style-name="Tableau1">
        <table:table-column table:style-name="Tableau1.A" table:number-columns-repeated="2"/>
        <table:table-column table:style-name="Tableau1.C"/>
        <table:table-column table:style-name="Tableau1.D"/>
        <table:table-row table:style-name="Tableau1.1">
          <table:table-cell table:style-name="Tableau1.A1" table:number-columns-spanned="2" office:value-type="string">
            <text:p text:style-name="P48"><text:span text:style-name="T23">Époque</text:span></text:p>
          </table:table-cell>
          <table:covered-table-cell/>
          <table:table-cell table:style-name="Tableau1.A1" office:value-type="string">
            <text:p text:style-name="P33"><text:span text:style-name="T23">Figure du sujet</text:span></text:p>
          </table:table-cell>
          <table:table-cell table:style-name="Tableau1.A1" office:value-type="string">
            <text:p text:style-name="P33"><text:span text:style-name="T23">Référence</text:span></text:p>
          </table:table-cell>
        </table:table-row>
        <table:table-row table:style-name="Tableau1.2">
          <table:table-cell table:style-name="Tableau1.A1" table:number-rows-spanned="2" office:value-type="string">
            <text:p text:style-name="P33"><text:span text:style-name="T26">Pré - moderne</text:span></text:p>
          </table:table-cell>
          <table:table-cell table:style-name="Tableau1.A1" office:value-type="string">
            <text:p text:style-name="P33"><text:span text:style-name="T28">Antiquité</text:span></text:p>
          </table:table-cell>
          <table:table-cell table:style-name="Tableau1.A1" office:value-type="string">
            <text:p text:style-name="P33"><text:span text:style-name="T28">Âme</text:span></text:p>
          </table:table-cell>
          <table:table-cell table:style-name="Tableau1.A1" office:value-type="string">
            <text:p text:style-name="P33"><text:span text:style-name="T28">Nature</text:span></text:p>
          </table:table-cell>
        </table:table-row>
        <table:table-row table:style-name="Tableau1.2">
          <table:covered-table-cell/>
          <table:table-cell table:style-name="Tableau1.A1" office:value-type="string">
            <text:p text:style-name="P33"><text:span text:style-name="T28">Christianisme</text:span></text:p>
          </table:table-cell>
          <table:table-cell table:style-name="Tableau1.A1" office:value-type="string">
            <text:p text:style-name="P33"><text:span text:style-name="T28">Personne</text:span></text:p>
          </table:table-cell>
          <table:table-cell table:style-name="Tableau1.A1" office:value-type="string">
            <text:p text:style-name="P33"><text:span text:style-name="T28">Dieu</text:span></text:p>
          </table:table-cell>
        </table:table-row>
        <table:table-row table:style-name="Tableau1.2">
          <table:table-cell table:style-name="Tableau1.A1" table:number-columns-spanned="2" office:value-type="string">
            <text:p text:style-name="P33"><text:span text:style-name="T26">Modernité</text:span></text:p>
          </table:table-cell>
          <table:covered-table-cell/>
          <table:table-cell table:style-name="Tableau1.A1" office:value-type="string">
            <text:p text:style-name="P33"><text:span text:style-name="T28">Moi</text:span></text:p>
          </table:table-cell>
          <table:table-cell table:style-name="Tableau1.A1" office:value-type="string">
            <text:p text:style-name="P33"><text:span text:style-name="T28">? – l’homme lui-même.</text:span></text:p>
          </table:table-cell>
        </table:table-row>
      </table:table>
      <text:p text:style-name="P32"/>
      <table:table table:name="Tableau2" table:style-name="Tableau2">
        <table:table-column table:style-name="Tableau2.A"/>
        <table:table-column table:style-name="Tableau2.B"/>
        <table:table-row table:style-name="Tableau2.1">
          <table:table-cell table:style-name="Tableau2.A1" office:value-type="string">
            <text:p text:style-name="P33"><text:span text:style-name="T24">Monde pré-moderne</text:span></text:p>
          </table:table-cell>
          <table:table-cell table:style-name="Tableau2.A1" office:value-type="string">
            <text:p text:style-name="P33"><text:span text:style-name="T24">Monde moderne</text:span></text:p>
          </table:table-cell>
        </table:table-row>
        <table:table-row table:style-name="Tableau2.2">
          <table:table-cell table:style-name="Tableau2.A1" office:value-type="string">
            <text:p text:style-name="P33"><text:span text:style-name="T29">Hétéronomie/théonomie = recevoir sa loi d’un autre (Dieu)</text:span></text:p>
          </table:table-cell>
          <table:table-cell table:style-name="Tableau2.A1" office:value-type="string">
            <text:p text:style-name="P33"><text:span text:style-name="T29">Autonomie = se donner soi-même sa loi</text:span></text:p>
          </table:table-cell>
        </table:table-row>
        <table:table-row table:style-name="Tableau2.3">
          <table:table-cell table:style-name="Tableau2.A1" office:value-type="string">
            <text:p text:style-name="P34"/>
          </table:table-cell>
          <table:table-cell table:style-name="Tableau2.A1" office:value-type="string">
            <text:p text:style-name="P33"><text:span text:style-name="T29">Pour le monde moderne, l’autonomie définit l’idéal à réaliser d’une façon toujours plus radicale et l’hétéronomie désigne l’ennemi qu’il s’agit d’éliminer.</text:span></text:p>
          </table:table-cell>
        </table:table-row>
      </table:table>
      <text:p text:style-name="P35"/>
      <text:p text:style-name="Standard"><text:span text:style-name="T28">Nous sommes modernes, mais qu’est-ce qu’être moderne ? <text:s/>Sous quelle loi vivons-nous ? Celle de Dieu, des hommes; la coutume, le sens de l’histoire, aucune ?</text:span></text:p>
      <text:p text:style-name="P36"><text:span text:style-name="T30"><text:s/></text:span></text:p>
      <text:p text:style-name="P29"/>
      <text:h text:style-name="P5" text:outline-level="2"><text:span text:style-name="T15">Episode 3, </text:span><text:s/>34,00 – 38</text:h>
      <text:h text:style-name="Heading_20_3" text:outline-level="3">Questions :</text:h>
      <text:list xml:id="list154135010355225" text:continue-numbering="true" text:style-name="WWNum3">
        <text:list-item>
          <text:p text:style-name="P7">Sur quoi est basé le pouvoir du grand moineau ? et qu’est-ce que cela dénote de la religion du grand moineau ? </text:p>
        </text:list-item>
        <text:list-item>
          <text:p text:style-name="P7">Quelle sémantique est exploitée par le grand moineau ?</text:p>
        </text:list-item>
        <text:list-item>
          <text:p text:style-name="P7">Comment qualifier le grand moineau ?</text:p>
        </text:list-item>
      </text:list>
      <text:p text:style-name="P50"/>
      <text:p text:style-name="P50"/>
      <text:h text:style-name="Heading_20_3" text:outline-level="3">Réponses :</text:h>
      <text:p text:style-name="P14">La crainte première de l’être humain, c’est la mort, et non celle du salut </text:p>
      <text:p text:style-name="P15">Le roi est obligé au loi fondamental du royaume. Es ce que c’est le temporel qui prend le pas sur le spirituel ou l’inverse.</text:p>
      <text:p text:style-name="P15">Qui est supérieur le roi ou le divin</text:p>
      <text:p text:style-name="P16">L’homme voit double. Le roi a qui doit il obéir : a son conseil, à dieu, sa propre conscience.</text:p>
      <text:p text:style-name="P16"/>
      <text:p text:style-name="P21"><text:span text:style-name="T32">Église : assemblé convoqué </text:span><text:span text:style-name="T46">par</text:span><text:span text:style-name="T32"> dieu pour lui vouer un culte</text:span></text:p>
      <text:p text:style-name="P16"/>
      <text:p text:style-name="P16"/>
      <text:p text:style-name="P13"/>
      <text:h text:style-name="Heading_20_3" text:outline-level="3">La notion d’Absolutisme</text:h>
      <text:p text:style-name="Standard"><text:span text:style-name="T31">L’historiographie a proposé une définition souvent unilatérale de ce type de gouvernement de l’Ancien Régime. Qualifiées a postériori </text:span><text:span text:style-name="T20">d’absolutisme</text:span><text:span text:style-name="T31">, « d’un système de gouvernement où le pouvoir du souverain demeure sans limite</text:span><text:span text:style-name="T33"><text:note text:id="ftn3" text:note-class="footnote"><text:note-citation>3</text:note-citation><text:note-body><text:p text:style-name="P51"><text:span text:style-name="T38"> Monique </text:span><text:span text:style-name="T17">Cottret</text:span><text:span text:style-name="T38"> « Absolutisme », </text:span><text:span text:style-name="T39">DAR</text:span><text:span text:style-name="T38">., p. 8. En outre, « le terme « absolutisme », […], apparaît pour la première fois en 1797. »</text:span></text:p></text:note-body></text:note></text:span><text:span text:style-name="T31"> », ces remarques sont cependant à nuancer et à placer au sein d’une compréhension du monde beaucoup plus large : un « dionysisme politique</text:span><text:span text:style-name="T33"><text:note text:id="ftn4" text:note-class="footnote"><text:note-citation>4</text:note-citation><text:note-body><text:p text:style-name="Footnote"><text:s/>Sur l’emploi de ce concept, de sa pertinence, nous avons trouvé sa première exploitation systématique chez Yves <text:span text:style-name="T15">Durand,</text:span> <text:span text:style-name="T19">L’ordre du monde</text:span>, et dans l’article « Absolutisme et dyonysisme politique et mystique dans les écrits du carme Léon de Saint-Jean. »</text:p></text:note-body></text:note></text:span><text:span text:style-name="T31"> ». Ce concept rend compte de l’articulation qui existe dans l’Ancien Régime entre Dieu, le souverain, l’Église, le peuple, l’idée d’un corps politique hiérarchisé, et de la mission proprement chrétienne et évangélique du prince dans cet univers.</text:span></text:p>
      <text:p text:style-name="Standard"><text:span text:style-name="T31">La pensée politique d’auteurs comme Léon de St Jean, Bossuet, sur la relation entre le monarque et son peuple s’inscrit dans une conception organique de l’État, faisant du roi le père du peuple</text:span><text:span text:style-name="T34"><text:note text:id="ftn5" text:note-class="footnote"><text:note-citation>5</text:note-citation><text:note-body><text:p text:style-name="P51"><text:span text:style-name="T38"><text:s/>Sur le thème du corps et de la filiation dans l’Ancien Régime on pourra lire par exemple Pierre </text:span><text:span text:style-name="T17">Manent</text:span><text:span text:style-name="T38">, </text:span><text:span text:style-name="T39">Cours familier de philosophie politique,</text:span><text:span text:style-name="T38"> Paris, Tel Gallimard, 2004, p. 223. </text:span><text:span text:style-name="T41">Gérard</text:span><text:span text:style-name="T18"> Ferreyrolles</text:span><text:span text:style-name="T41">, chapitre IX, « La monarchie » </text:span><text:span text:style-name="T38">p. 183 : « Cette « puissance publique » peut prendre institutionnellement la forme qu’on voudra, elle n’en sera pas moins, en tant que telle, de configuration paternelle ». Sur la notion de paternalisme voir p. 187 : « Le roi est le père de son peuple comme le père est roi en sa famille, raison pour laquelle l’humanité est passée en douceur au cours de son histoire du patriarcat à la monarchie.»</text:span></text:p></text:note-body></text:note></text:span><text:span text:style-name="T31">. C’est cette conception du pouvoir qui offre une limite à ce qui est défini </text:span><text:soft-page-break/><text:span text:style-name="T31">comme l’absolutisme</text:span><text:span text:style-name="T34"><text:note text:id="ftn6" text:note-class="footnote"><text:note-citation>6</text:note-citation><text:note-body><text:p text:style-name="Footnote"><text:s/>Françoise <text:span text:style-name="T15">Hildesheimer</text:span>, <text:span text:style-name="T19">Richelieu</text:span>, p. 488 : « Ce qui produit à une perception plus nuancée de l’absolutisme, partagée aujourd’hui par les historiens : plutôt que la marque d’un pouvoir intransigeant qui s’impose d’en haut à tous, ceux-ci préfèrent y discerner la manifestation d’une autorité consentie par ceux qui y avaient intérêt. Cette autorité est le plus inlassablement négociée, prise qu’elle est dans l’enchevêtrement de pouvoirs et particularismes locaux qui constituaient la France de l’Ancien Régime, et que la monarchie, si absolue fût-elle, n’avait pas le pouvoir d’annihiler. »</text:p></text:note-body></text:note></text:span><text:span text:style-name="T31">. Car dans cette société d’ordres</text:span><text:span text:style-name="T34"><text:note text:id="ftn7" text:note-class="footnote"><text:note-citation>7</text:note-citation><text:note-body><text:p text:style-name="P51"><text:span text:style-name="T38"><text:s/>Richard </text:span><text:span text:style-name="T17">Cadoux</text:span><text:span text:style-name="T38">, </text:span><text:span text:style-name="T39">Bérulle et la question de l’homme : servitude et liberté</text:span><text:span text:style-name="T38">, Paris, Cerf, 2005, p. 42-43 : La France du XVII</text:span><text:span text:style-name="T35">ème</text:span><text:span text:style-name="T38"> siècle est une société d’ordres. Il s’agit d’une société hiérarchisée, qui puise son principe d’organisation dans un consensus fondé sur la valeur accordée à certaines fonctions sociales. Ces fonctions sociales, organisées en ordres, se voient reconnaître « honneur » et « dignité ». Elles ont un statut, un « état ». Tout homme de l’Ancien Régime appartient ainsi à un corps, à une communauté, à un ordre, dont l’état est plus ou moins honorable et au sein duquel il trouve sa juste place et se voit attribuer un statut et des privilèges, c’est-à-dire des lois particulières au corps ainsi défini. Cette société d’ordres est donc une société de dignités, qui trouve son lien fondamental dans la monarchie absolue. La figure du roi, vivante image du [p. 43] Dieu invisible, au sommet de cette hiérarchie, vient garantir l’état et la dignité de chacun des ordres.</text:span></text:p></text:note-body></text:note></text:span><text:span text:style-name="T31"> existe un clientélisme, établissant un contrat entre le peuple et le souverain. Un souverain qui a l’intérêt, voire l’obligation de protéger son peuple</text:span><text:span text:style-name="T34"><text:note text:id="ftn8" text:note-class="footnote"><text:note-citation>8</text:note-citation><text:note-body><text:p text:style-name="P51"><text:span text:style-name="T38"><text:s/></text:span><text:span text:style-name="T41">Lucien </text:span><text:span text:style-name="T18">Bély</text:span><text:span text:style-name="T41">. </text:span><text:span text:style-name="T40">La France au XVIIe siècle. Puissance de l’Etat, contrôle de la société</text:span><text:span text:style-name="T41">.</text:span><text:span text:style-name="T38"> p.30 : « Le roi incarne une communauté d’hommes et de femmes. Il règne sur des peuples qui reconnaissent son empire, sa majesté, son autorité, sa juridiction. Si, dans d’autres parties du monde, les populations adorent le souverain comme une idole, une créature surnaturelle que le sujet ne peut approcher qu’en baissant les yeux, le roi de France conserve son humanité comme chrétien, comme gentilhomme, comme homme ». Voir aussi p. 31 « Le prince s’enveloppe donc dans le respect qui lui est dû et qui établit une nécessaire distance avec les autres hommes, ce qui n’empêche pas une vigilance extrême et une grande sévérité contre tout impudent qui parle contre le roi ». En analysant Bossuet, Gérard</text:span><text:span text:style-name="T17"> Ferreyrolles</text:span><text:span text:style-name="T38">, chapitre IX, « La monarchie », parlera de l’intérêt du peuple,</text:span><text:span text:style-name="T39"> </text:span><text:span text:style-name="T38">p. 189 : « Intérêt du peuple de conserver celui qu’il a comme roi, et le roi veillera au bien de son peuple qu’il confond avec son intérêt particulier. »</text:span></text:p></text:note-body></text:note></text:span><text:span text:style-name="T31">, afin que celui-ci ne retourne à la barbarie, et un peuple qui doit obéir à son souverain.</text:span></text:p>
      <text:h text:style-name="Heading_20_3" text:outline-level="3">Le type de pouvoir du grand moineau</text:h>
      <text:p text:style-name="Standard">Pour le grand moineau, on peut parler d’une légitimé spécifique, une légitimité religieuse : <text:span text:style-name="T27">Une Légitimité religieuse</text:span> : le mot de religion englobe tout un éventail de croyances, de dénominations et de conceptions qui a toujours constitué une source importante de légitimité du pouvoir. Considérant qu’ « ils ont une mission divine », ceux qui s’en revendiquent exigent un droit quasi divin à l’exercice du pouvoir. On peut mentionner la prêtresse rouge Mélisandre, âme damnée de Stannis, et ses acolytes, pour qui cette guerre n’est qu’une croisade, un jihad pour le maitre de la lumière ; ou encore le grand moineau.</text:p>
      <text:p text:style-name="Standard"><text:s/></text:p>
      <text:p text:style-name="Standard"><text:span text:style-name="T19">Ces légitimités n’opèrent pas seules chacune et, en général elles sont présentes se combinant les unes aux autres à un degré quelconque ! </text:span>Des légitimités toute relatives donc, qui puisent leurs sources dans une notion de justice contestable. </text:p>
      <text:h text:style-name="Heading_20_2" text:outline-level="2">Commentaire</text:h>
      <text:p text:style-name="P52">Comme vous avez pu vous en rendre compte, le grand moineau pose le problème d’une personne inspirée par Dieu, capable d’agir dans le politique. En cela il ressemble étrangement à des figures historiques présentes dans différentes religions…. Mais là où il y a une limite à cette série, c’est qu’il y a un ordre politique, c’est que les dieux de la cité permette un ordre politique, le favorise même. Alors, si le grand moineau vient dans cette cité pour la « purifier », c’est parce qu’il est présent au cœur de la cité. Cependant le grand moineau pointe du doigt un problème.</text:p>
      <text:p text:style-name="P30"><text:soft-page-break/>Faisons une comparaison pour l’instant du grand moineau avec le « problème politique » chrétien… </text:p>
      <text:h text:style-name="P54" text:outline-level="2"><text:span text:style-name="T42">Le problème chrétien</text:span></text:h>
      <text:p text:style-name="P17"/>
      <text:p text:style-name="Standard"><text:span text:style-name="T44">Ce qui fonde notre perplexité, c’est que le christianisme, les Évangiles n’offrent aucune solution politique</text:span><text:span text:style-name="T36"><text:note text:id="ftn9" text:note-class="footnote"><text:note-citation>9</text:note-citation><text:note-body><text:p text:style-name="Footnote"><text:s/>Philippe Bénéton, Introduction à la Politique, p. 42. Si cette partie n’est pas textuellement recopiée, elle est au moins plagiée. </text:p><text:p text:style-name="Footnote">Ceci nous laisse avec trois questions : L’aventure terrestre continue, quel est son sens au sein de l’économie du salut ? Comment s’articulent l’histoire de la cité temporelle et celle de la cité spirituelle ? 2/ La cité temporelle (ou le domaine de César) a son autonomie, mais elle participe de l’ordre naturel voulu par Dieu. Quel est donc cet ordre naturel et comme s’articule-t-il avec l’ordre surnaturel ? 3/ L’Église est en charge des exigences du salut, elle défend aussi l’ordre naturel, comme articuler le pouvoir ecclésial et le pouvoir politique.</text:p></text:note-body></text:note></text:span><text:span text:style-name="T44">. </text:span></text:p>
      <text:p text:style-name="Standard"><text:span text:style-name="T10">Sur ce point, plusieurs textes viennent dans notre tête :</text:span></text:p>
      <text:list xml:id="list3975050782" text:style-name="WWNum4">
        <text:list-item>
          <text:p text:style-name="P55"><text:span text:style-name="T10">Remontons dans l’Ancien Testament.</text:span></text:p>
          <text:list>
            <text:list-item>
              <text:p text:style-name="P55"><text:span text:style-name="T10">I Samuel 8, par exemple. </text:span></text:p>
            </text:list-item>
          </text:list>
        </text:list-item>
      </text:list>
      <text:p text:style-name="P40"/>
      <text:list xml:id="list154134440215139" text:continue-numbering="true" text:style-name="WWNum4">
        <text:list-item>
          <text:p text:style-name="P55"><text:span text:style-name="T10">Si l’on regarde dans le Nouveau Testament.</text:span></text:p>
          <text:list>
            <text:list-item>
              <text:p text:style-name="P55"><text:span text:style-name="T10">Nous avons Jn 18,36 : « mon royaume n’est pas de ce monde »… Lorsque Jésus est arrêté et passe devant Pilate. </text:span></text:p>
            </text:list-item>
            <text:list-item>
              <text:p text:style-name="P55"><text:span text:style-name="T10">Et puis nous avons ce passage :</text:span></text:p>
            </text:list-item>
          </text:list>
        </text:list-item>
      </text:list>
      <text:p text:style-name="P56"/>
      <text:p text:style-name="P43"><text:span text:style-name="T11">« S'étant postés en observation, [les scribes et les grands prêtres] envoyèrent à Jésus des indicateurs jouant les justes ; ils voulaient le prendre en défaut dans ce qu'il dirait, pour le livrer à l'autorité et au pouvoir du gouverneur. Ils lui posèrent cette question : "Maître, nous savons que tu parles et enseignes de façon correcte, que tu es impartial et que tu enseignes les chemins de Dieu selon la vérité. Nous est-il permis oui ou non de payer l'impôt à César ?" Pénétrant leur fourberie, Jésus leur dit : "Faites-moi voir une pièce d'argent. De qui porte-t-elle l'effigie et l'inscription ? " Ils répondirent : "De César". Il leur dit : "Eh bien, rendez à César ce qui est à César, et à Dieu ce qui est à Dieu" » (Lc 20, 20-26 ; voir également Mc 12, 13-17 et Mt 22, 15-22). </text:span></text:p>
      <text:p text:style-name="P57">Un premier constat s’impose à nous : </text:p>
      <text:p text:style-name="Standard"><text:span text:style-name="T10">Philippe Bénéton : Il n’y a dans l’Évangile ni projet politique, ni projet de réforme sociale. Le Christ appel à changer les cœurs, non les lois ou les institutions. Jamais par exemple, il n’aborde la question du régime, jamais il ne traite de l’esclavage, jamais il ne se prononce sur le problème moral de la guerre ». Il se refuse d’être un roi selon les nations. (cf Tt Nouveau Testament). Il déjoue le piège tendu par les Pharisiens en distinguant le domaine de Dieu et celui de César (Mt 22,22). D’ailleurs, nous devons payer nos impôts, nous faisons le service civique… Piège dans lequel tomberont les pharisiens en disant qu’ils n’ont qu’un seul roi, l’empereur.</text:span></text:p>
      <text:p text:style-name="P13"/>
      <text:p text:style-name="Standard"><text:span text:style-name="T10">Comme désormais vous le savez, la religion du grand moineau est essentiellement sotériologique. Elle parle de péché, de conversion… Et le grand moineau s’érige en grand représentant de cette religion, en dehors de l’institution. On pourrait parler d’une autorité pneumatique au regard d’une autorité institutionnelle… Ceci nous engage donc à nous demander ce que l’on entend par une institution.</text:span></text:p>
      <text:p text:style-name="Standard"><text:span text:style-name="T10">Si on veut reprendre le fil, il nous faut nous demander ce qu’est l’Église…</text:span></text:p>
      <text:p text:style-name="P13"/>
      <text:h text:style-name="Heading_20_2" text:outline-level="2"><text:soft-page-break/>La définition de l’Église</text:h>
      <text:p text:style-name="Standard"><text:span text:style-name="T44">Pour en être sûr, il nous suffit d’ouvrir le concile Vatican II, et de regarder, en particulier, la constitution </text:span><text:span text:style-name="T21">Lumen Gentium</text:span><text:span text:style-name="T44"> qui traite de l’Église, de ce qu’elle est. L’Église ne se confond pas avec la communauté politique (</text:span><text:span text:style-name="T21">Gaudium et Spes</text:span><text:span text:style-name="T44"> 76) ; sa mission n’est pas d’ordre politique, économique, elle est sans lien avec le système politique. Ces réflexions glanées dans les textes conciliaires, sont tout à fait claires. Son but est d’annoncer le salut dans le monde, l’Évangile. </text:span></text:p>
      <text:p text:style-name="Standard"><text:span text:style-name="T44">Le comportement du grand moineau n’aborde absolument pas ce point… il n’y a pas d’Église. C’est un homme directement inspiré par Dieu, et c’est à ce titre qu’il peut réformer la structure, parce qu’il sait ce qu’attend Dieu. </text:span></text:p>
      <text:p text:style-name="Standard"><text:span text:style-name="T44">L’Église a une structure, que l’on peut qualifier d’holographique. </text:span></text:p>
      <text:p text:style-name="Standard"><text:span text:style-name="T48">Un dernier point… l’Église a une spécificité. En tant que société, elle a une conséquence majeure et qui est lourde ou riche de toutes les ambiguïtés avec lesquelles nous ne cessons de nous battre : c’est qu’elle est la seule religion à dégager ce phénomène fondamental qu’est celui de la conscience comme tribunal intérieur, phénomène qui, aussi étrange que cela puisse paraître, est une notion que même la philosophie grecques n’avait pas élaborée, même si elle en a fourni des éléments. C’est l’idée selon laquelle Dieu parle, non pas par l’intermédiaire d’une loi écrite mais en gravant sa loi dans la conscience humaine, est donc finalement quelque chose de tout à fait singulier. Le grec avait un mot pour la conscience mais ce mot avait un autre sens ; c’était la conscience psychologique, la conscience de soi, pas du tout la voix divine.</text:span></text:p>
      <text:p text:style-name="Standard">L’Église ne se place pas sur le même plan que les autres formes politiques existantes que sont la cité, la nation, l’empire, l’Europe. Sa raison d’être n’est pas d’organiser la vie sociale et politique des hommes. Et donc ses membres ne sont pas des citoyens. Non seulement pas comme les autres formes politiques mais pas même comme les autres formes d'associations. Au contraire, elle est toute orientée vers la question du salut<text:span text:style-name="T33"><text:note text:id="ftn10" text:note-class="footnote"><text:note-citation>10</text:note-citation><text:note-body><text:p text:style-name="Footnote"><text:s/>Pierre Manent, <text:span text:style-name="T19">Histoire du libéralisme</text:span>, p. 19 sq.</text:p></text:note-body></text:note></text:span>. </text:p>
      <text:p text:style-name="P25"/>
      <text:h text:style-name="Heading_20_2" text:outline-level="2">Saison 6, Épisode 6: 33 min - 38. </text:h>
      <text:h text:style-name="Heading_20_3" text:outline-level="3">Questions :</text:h>
      <text:p text:style-name="P53">Qui commande ? Quel est l’enjeu de ce moment ? Quel est le maître du discours et de l’action ?</text:p>
      <text:p text:style-name="P53">Selon vous, d’où vient son autorité ? Et qu’est-ce que cela implique ?</text:p>
      <text:p text:style-name="P53">Quelle(s) conséquence(s) pour la vie politique ? Mais aussi quelle conséquence si on supprime ce dispositif ?</text:p>
      <text:p text:style-name="Standard">Qu’est-ce qu’on demande aux citoyens ?</text:p>
      <text:h text:style-name="Heading_20_3" text:outline-level="3"/>
      <text:h text:style-name="Heading_20_3" text:outline-level="3">Réponses :</text:h>
      <text:p text:style-name="Standard"/>
      <text:p text:style-name="Standard"/>
      <text:h text:style-name="Heading_20_2" text:outline-level="2">Définition :</text:h>
      <text:h text:style-name="Heading_20_3" text:outline-level="3">Définition d’un prophète</text:h>
      <text:p text:style-name="Standard">Vient du grec, qui se compose en pro et phemi.</text:p>
      <text:p text:style-name="Standard"><text:soft-page-break/>Spontanément, nous voyons dans la prophétie une annonce de l'avenir. En fait, le prophète, est un homme qui parle "au nom du Seigneur" (sens vicarial du mot). Il est le porte-parole de Dieu. Il doit, dans la Bible, rappeler à Israël, sa vocation. Mais ce n’est pas parce que le prophète est appelé qui est sans reproche. Dans la Bible il doit lui-aussi se convertir.</text:p>
      <text:p text:style-name="P18"/>
      <text:h text:style-name="Heading_20_3" text:outline-level="3">Définition Fanatisme</text:h>
      <text:p text:style-name="Standard">Article « Fanatisme », Voltaire, Dictionnaire philosophique portatif, 1764 </text:p>
      <text:p text:style-name="Standard"><text:span text:style-name="T10">Le fanatisme est à la superstition ce que le transport est à la fièvre, ce que la rage est à la colère. Celui qui a des extases, des visions, qui prend des songes pour des réalités, et ses imaginations pour des prophéties, est un fanatique novice qui donne de grandes espérances; il pourra bientôt tuer pour l'amour de Dieu. […] Le plus grand exemple de fanatisme est celui des bourgeois de Paris qui coururent assassiner, égorger, jeter par les fenêtres, mettre en pièces, la nuit de la Saint-Barthélemy, leurs concitoyens qui n'allaient point à la messe. Guyon, Patouillet, Chaudon, Nonotte, l'ex-jésuite Paulian, ne sont que des fanatiques du coin de la rue, des misérables à qui on ne prend pas garde: mais un jour de Saint-Barthélemy ils feraient de grandes choses. </text:span></text:p>
      <text:p text:style-name="Standard"><text:span text:style-name="T10">Il y a des fanatiques de sang-froid: ce sont les juges qui condamnent à la mort ceux qui n'ont d'autre crime que de ne pas penser comme eux; et ces juges-là sont d'autant plus coupables, d'autant plus dignes de l'exécration du genre humain, que, n'étant pas dans un accès de fureur comme les Clément, les Chastel, les Ravaillac, les Damiens, il semble qu'ils pourraient écouter la raison. </text:span></text:p>
      <text:p text:style-name="Standard"><text:span text:style-name="T10">Il n'est d'autre remède à cette maladie épidémique que l'esprit philosophique, qui, répandu de proche en proche, adoucit enfin les mœurs des hommes, et qui prévient les accès du mal; car dès que ce mal fait des progrès, il faut fuir et attendre que l'air soit purifié. Les lois et la religion ne suffisent, pas contre la peste des âmes; la religion, loin d'être pour elles un aliment salutaire, se tourne en poison dans les cerveaux infectés. […] Les lois sont encore très impuissantes contre ces accès de rage: c'est comme si vous lisiez un arrêt du conseil à un frénétique. Ces gens-là sont persuadés que l'Esprit Saint qui les pénètre est au-dessus des lois, que leur enthousiasme est la seule loi qu'ils doivent entendre. </text:span></text:p>
      <text:p text:style-name="Standard"><text:span text:style-name="T10">Que répondre à un homme qui vous dit qu'il aime mieux obéir à Dieu qu'aux hommes, et qui en conséquence est sûr de mériter le ciel en vous égorgeant? </text:span></text:p>
      <text:p text:style-name="Standard"><text:span text:style-name="T10">Lorsqu'une fois le fanatisme a gangrené un cerveau, la maladie est presque incurable. J'ai vu des convulsionnaires qui, en parlant des miracles de saint Pâris, s'échauffaient par degrés parmi eux: leurs yeux s'enflammaient, tout leur corps tremblait, la fureur défigurait leur visage, et ils auraient tué quiconque les eût contredits. </text:span></text:p>
      <text:p text:style-name="Standard"><text:span text:style-name="T10">Oui, je les ai vus ces convulsionnaires, je les ai vus tendre leurs membres et écumer. Ils criaient: « Il faut du sang ». Ils sont parvenus à faire assassiner leur roi par un laquais, et ils ont fini par ne crier que contre les philosophes. </text:span></text:p>
      <text:p text:style-name="Standard"><text:span text:style-name="T10">Ce sont presque toujours les fripons qui conduisent les fanatiques, et qui mettent le poignard entre leurs mains; ils ressemblent à ce Vieux de la montagne qui faisait, dit-on, goûter les joies du paradis à des imbéciles, et qui leur promettait une éternité de ces plaisirs dont il leur avait donné un avant-goût, à condition qu'ils iraient assassiner tous ceux qu'il leur nommerait. Il n'y a eu qu'une seule religion dans le monde qui n'ait pas été souillée par le fanatisme, c'est celle des lettrés de la Chine. Les sectes des philosophes étaient non seulement exemptes de cette peste, mais elles en étaient le remède; car l'effet de la philosophie est de rendre l'âme tranquille, et le fanatisme est incompatible avec la tranquillité. Si notre sainte religion a été si souvent corrompue par cette fureur infernale, c'est à la folie des hommes qu'il faut s'en prendre. »</text:span></text:p>
      <text:p text:style-name="Standard"/>
      <text:h text:style-name="Heading_20_2" text:outline-level="2">Episode 8 (11 min.) </text:h>
      <text:h text:style-name="Heading_20_3" text:outline-level="3">Questions : </text:h>
      <text:list xml:id="list154136106682127" text:continue-list="list154135010355225" text:style-name="WWNum3">
        <text:list-item>
          <text:p text:style-name="P6">Comment comprenez-vous l’expression « foi militante » ?</text:p>
        </text:list-item>
        <text:list-item>
          <text:p text:style-name="P6"><text:soft-page-break/>Pour vous, qu’est ce qui peut faire obstacle à la foi ? est-ce que la foi peut/doit brusquer les consciences ? mais que peut la foi sur nos consciences ? </text:p>
        </text:list-item>
        <text:list-item>
          <text:p text:style-name="P6">Quelle(s) solution(s) politique(s) peut/peuvent être posées vis-à vis de la religion… </text:p>
        </text:list-item>
      </text:list>
      <text:p text:style-name="P25"/>
      <text:h text:style-name="Heading_20_3" text:outline-level="3">Réponses :</text:h>
      <text:p text:style-name="P25"/>
      <text:p text:style-name="P37"><text:span text:style-name="T13">Extraits – Déclaration Droits Homme</text:span></text:p>
      <text:h text:style-name="P41" text:outline-level="3"><text:span text:style-name="T49">Article 16</text:span></text:h>
      <text:p text:style-name="P39"><text:span text:style-name="T50">1. A partir de l'âge nubile, l'homme et la femme, sans aucune restriction quant à la race, la nationalité ou la religion, ont le droit de se marier et de fonder une famille. Ils ont des droits égaux au regard du mariage, durant le mariage et lors de sa dissolution. </text:span></text:p>
      <text:p text:style-name="P39"><text:span text:style-name="T50">2. Le mariage ne peut être conclu qu'avec le libre et plein consentement des futurs époux. </text:span></text:p>
      <text:p text:style-name="P39"><text:span text:style-name="T50">3. La famille est l'élément naturel et fondamental de la société et a droit à la protection de la société et de l'Etat.</text:span></text:p>
      <text:h text:style-name="P41" text:outline-level="3"><text:span text:style-name="T49">Article 18</text:span></text:h>
      <text:p text:style-name="P42"><text:span text:style-name="T50">Toute personne a droit à la liberté de pensée, de conscience et de religion ; ce droit implique la liberté de changer de religion ou de conviction ainsi que la liberté de manifester sa religion ou sa conviction seule ou en commun, tant en public qu'en privé, par l'enseignement, les pratiques, le culte et l'accomplissement des rites.</text:span></text:p>
      <text:h text:style-name="P41" text:outline-level="3"><text:span text:style-name="T49">Article 19</text:span></text:h>
      <text:p text:style-name="P42"><text:span text:style-name="T50">Tout individu a droit à la liberté d'opinion et d'expression, ce qui implique le droit de ne pas être inquiété pour ses opinions et celui de chercher, de recevoir et de répandre, sans considérations de frontières, les informations et les idées par quelque moyen d'expression que ce soit.</text:span></text:p>
      <text:h text:style-name="Heading_20_2" text:outline-level="2">commentaire</text:h>
      <text:h text:style-name="Heading_20_3" text:outline-level="3">Les problèmes que posent l’Église</text:h>
      <text:p text:style-name="Standard">L’Église par son existence même, par sa vocation propre, pose un immense problème politique aux peuples européens. L’un sera conjoncturel, l’autre structurel<text:span text:style-name="T33"><text:note text:id="ftn11" text:note-class="footnote"><text:note-citation>11</text:note-citation><text:note-body><text:p text:style-name="Footnote"><text:s/>P. Manent, <text:span text:style-name="T19">Histoire du libéralisme</text:span>, p. 19 sq. </text:p></text:note-body></text:note></text:span>. </text:p>
      <text:list xml:id="list154135091291393" text:continue-numbering="true" text:style-name="WWNum3">
        <text:list-item>
          <text:p text:style-name="P6">Le conjoncturel ne nous intéresse pas aujourd’hui. Disons simplement qu’avec la chute de l’Empire romain d’Occident, l’Église a du remplir des charges sociales et politiques. Il en résulta une sorte d’amalgame contre nature des fonctions profanes avec des fonctions spécifiquement religieuses. Il suffit d’avoir en tête quelques évêques qui étaient des personnalités exemplaires, qui ont dû dialoguer avec les puissants – on pense à l’évêque de Reims et Attila ; Césaire d’Arles. </text:p>
        </text:list-item>
      </text:list>
      <text:p text:style-name="Standard">On peut résumer avec un fin penseur du politique comme Pierre Manent la contradiction chrétienne, le problème théologico-politique de la manière suivante :</text:p>
      <text:p text:style-name="P43"><text:span text:style-name="T11">Simultanément elle laisse les hommes libres de s’organiser au temporel comme ils l’entendent [Cela peut être une démocratie, une monarchie, une oligarchie], et elle tend à leur imposer une « théocratie », ou encore l’Église apporte à la fois une libération ou une émancipation de la vie profane inédite elle n’apporte pas une loi censée régir positivement toutes les actions des hommes dans la cité ; mais en même temps elle apporte une contrainte religieuse d’une ampleur inédite</text:span><text:span text:style-name="T37"><text:note text:id="ftn12" text:note-class="footnote"><text:note-citation>12</text:note-citation><text:note-body><text:p text:style-name="Footnote"><text:s/>P. Manent, <text:span text:style-name="T19">Histoire intellectuelle du libéralisme</text:span>, p. 22. </text:p></text:note-body></text:note></text:span><text:span text:style-name="T11">. </text:span></text:p>
      <text:p text:style-name="Standard"><text:span text:style-name="T10">C’est de ces quelques remarques que l’on serait tenté de se demander si le disciple du Christ ne doit pas alors déserter la cité terrestre ? Et nous demander si l’Évangile n’est pas en ce sens un texte subversif. </text:span></text:p>
      <text:p text:style-name="Standard"><text:soft-page-break/><text:span text:style-name="T10">Sur ce point, on peut citer Rousseau (CS IV, 8) : Loin d’attacher les cœurs des citoyens à l’État […], les en détachent comme de toutes les choses de la terre. Je ne connais rien de plus contraire à l’esprit social ». C’est de cette question, de ce problème d’un homme qui « voit double » que naît le projet moderne, qui est anti théiste, voire anti chrétien. </text:span></text:p>
      <text:p text:style-name="P11"/>
      <text:p text:style-name="Standard"><text:span text:style-name="T42">La laïcité comme solution</text:span><text:span text:style-name="T43"> </text:span><text:span text:style-name="T42"> ?</text:span></text:p>
      <text:p text:style-name="P46"><text:span text:style-name="T2">Quant à l’étymologie, le "laïc" est le membre du </text:span><text:span text:style-name="T5">laos</text:span><text:span text:style-name="T2">, terme archaïque que les traducteurs de la Bible grecque, les "Septante", avaient choisi pour rendre le mot hébreu qui désigne le peuple en tant que peuple de Dieu.</text:span></text:p>
      <text:p text:style-name="P49"/>
      <text:p text:style-name="P46"><text:span text:style-name="T3">Cependant, </text:span><text:span text:style-name="T2">il importe de rappeler </text:span><text:span text:style-name="T3">que ce que l’on entend par "laïcité" en français est <text:s/>intraduisible dans d’autres langues, même européennes</text:span><text:span text:style-name="T2">. Il s’agit, non d’une vache sacrée intangible, mais d’un compromis né de circonstances historiques particulières, une manière de réglementer le rapport entre l’État et la religion dominante. D’autres pays en ont choisi d’autres : religion d’État en Angleterre, concordat en Allemagne, etc.</text:span></text:p>
      <text:p text:style-name="P46"><text:span text:style-name="T2">Ce qu’il faut entende par laïcité, c’est la séparation entre l’institution religieuse et l’État, ou, si l’on veut, par la « neutralité » religieuse de l’État. Mais en disant cela, on ne dit rien sur l’autre grande composante de l’organisation politique moderne qu’est « la société ». Or la société quant à elle ne saurait être « neutre ». La laïcité à la française n’a pas neutralisé religieusement la société française, qui est restée une société de marque chrétienne, principalement, mais point exclusivement catholique. Ce que la laïcité a accompli, c’est de diminuer la puissance sociale de l’Église en mettant un terme à la part qu’elle prenait dans l’État.</text:span></text:p>
      <text:p text:style-name="P46"><text:span text:style-name="T2">C’est beaucoup, mais cela a peu à voir avec ce que l’on espère aujourd’hui en invoquant ce mot. Ce que l’on entend aujourd’hui sous ce mot, c’est une société religieusement neutre, dans laquelle la plus grande diversité d’opinions et de mœurs religieuses s’épanouirait librement, chaque sociétaire pratiquant librement les mœurs de son choix et reconnaissant les mœurs différentes des autres sociétaires. Certains s’enthousiasment de cette possibilité… Cependant, cela ne ressemble en rien à l’expérience effective de la laïcité française qui vit non seulement la séparation entre l’État et l’Église, mais aussi la collaboration et la compénétration entre l’État laïque et la société chrétienne, à la marque catholique profonde. Si bien que même les anti-cléricaux, les laïques, les monarchistes lorsqu’ils se disputaient violemment, quant à la direction que devait prendre la nation, ils partageaient la même France. Il existait en somme cette trinité : l’état neutre ou laïque ; la société de mœurs chrétiennes, la nation sacrée. </text:span></text:p>
      <text:p text:style-name="P31"/>
      <text:h text:style-name="Heading_20_2" text:outline-level="2">Saison 6, épisode 8 ; 23 – 25 <text:s/>min : </text:h>
      <text:h text:style-name="Heading_20_3" text:outline-level="3">Questions : </text:h>
      <text:list xml:id="list154134441763938" text:continue-numbering="true" text:style-name="WWNum3">
        <text:list-item>
          <text:p text:style-name="P6">Quelle est la thèse de cet extrait ?</text:p>
        </text:list-item>
        <text:list-item>
          <text:p text:style-name="P6">Qu’est-ce qu’une ordalie ?</text:p>
        </text:list-item>
      </text:list>
      <text:p text:style-name="P8"/>
      <text:p text:style-name="P8"><text:bookmark text:name="_GoBack"/></text:p>
      <text:h text:style-name="Heading_20_1" text:outline-level="1">Le Dieu multiface… : l’âme et la cité ; anthropologie et théologie.</text:h>
      <text:p text:style-name="Standard"/>
      <text:h text:style-name="Heading_20_2" text:outline-level="2"><text:soft-page-break/>Saison 6 ; épisode 2 : 27min – 29. </text:h>
      <text:h text:style-name="Heading_20_3" text:outline-level="3">Questions : </text:h>
      <text:p text:style-name="P25"><text:tab/>Comment comprenez-vous cette scène ? Quel combat est-elle en train de mener ? Pourquoi ?</text:p>
      <text:p text:style-name="P25"/>
      <text:h text:style-name="Heading_20_2" text:outline-level="2">Saison 6, Épisode 3 : 37, 50 – 43 : </text:h>
      <text:h text:style-name="Heading_20_3" text:outline-level="3">Questions : </text:h>
      <text:list xml:id="list154134867758784" text:continue-numbering="true" text:style-name="WWNum3">
        <text:list-item>
          <text:p text:style-name="P6">Que peut signifier ce jeu ? </text:p>
        </text:list-item>
        <text:list-item>
          <text:p text:style-name="P6">Comment se nomme-t-elle ? Comme se déconstruit sa personnalité ? En creux, comment définissez-vous votre identité ?</text:p>
        </text:list-item>
        <text:list-item>
          <text:p text:style-name="P6">A partir de quand vainc-elle son ennemie ? Quelle peut être la symbolique finale ?</text:p>
        </text:list-item>
      </text:list>
      <text:p text:style-name="P25"/>
      <text:h text:style-name="Heading_20_2" text:outline-level="2">Saison 6, Épisode 5 : 8,40-13,30.</text:h>
      <text:list xml:id="list154136468184369" text:continue-numbering="true" text:style-name="WWNum3">
        <text:list-item>
          <text:p text:style-name="P6">Où est le culte, quelle est la spécificité de ce Dieu ?</text:p>
        </text:list-item>
        <text:list-item>
          <text:p text:style-name="P6">Pourquoi avons-nous une mise en abyme ? Et que symbolise-t-elle ?</text:p>
        </text:list-item>
      </text:list>
      <text:p text:style-name="P25"/>
      <text:p text:style-name="P25"><text:span text:style-name="T19">Quelques questions supplémentaires en vue de l’échange :</text:span></text:p>
      <text:p text:style-name="P25"/>
      <text:list xml:id="list154135760900347" text:continue-numbering="true" text:style-name="WWNum3">
        <text:list-item>
          <text:p text:style-name="P6">Quels liens établissez-vous entre la dévotion à ce dieu/ces dieux et les implications qu’il peut y avoir sur ceux qui le servent.</text:p>
        </text:list-item>
        <text:list-item>
          <text:p text:style-name="P6">Quels liens pouvez-vous faire entre : dieu(x) - nom – identité – histoire personnelle ?</text:p>
        </text:list-item>
      </text:list>
      <text:p text:style-name="P12"/>
      <text:h text:style-name="Heading_20_2" text:outline-level="2">Quelques remarques</text:h>
      <text:p text:style-name="Standard"><text:span text:style-name="T12">Sur internet j’ai trouvé cette </text:span><text:span text:style-name="T51">théorie surprenante sur la véritable identité de The Waif. Et si Arya et celle-ci étaient une seule et même personne, comme une projection d'Arya, d'un double maléfique et illusoire ? Et si The Waif était finalement la dernière épreuve d'Arya pour devenir une Sans-Visage ? </text:span><text:span text:style-name="T52">Certain avance que The Waif est seulement visible par les yeux d'Arya et Jaqen. L'internaute prend notamment en exemple les scènes où </text:span><text:a xlink:type="simple" xlink:href="https://www.youtube.com/watch?v=87GalhIK9wQ" office:target-frame-name="_blank" xlink:show="new" text:style-name="Default_20_Style" text:visited-style-name="Default_20_Style"><text:span text:style-name="T53">Arya se bat dans les rues de la ville</text:span></text:a><text:span text:style-name="T52">, aveugle, où personne ne semble remarquer son adversaire. Elle saurait toujours où Arya se trouve, ce qu'elle compte faire, et se cache constamment dans les ténèbres, prête à lui mettre une bonne raclée. On peut aussi évoquer une anecdote de la saison 5. Dans la Maison du Noir et du Blanc, où Jaqen H'ghar et les Sans-Visages s'entraînent et rassemblent des visages, Arya avait bu l'eau de la fontaine. Une eau jugée néfaste, qui renferme d'étranges pouvoirs. Elle pourrait être à l'origine de la projection de la jeune Stark, affirmant l'idée qu'Arya doit tuer sa propre personne pour devenir une Sans-Visage. Sans s'en rendre compte, Arya serait toujours sur le chemin des Sans-Visages. Espérons qu'elle revienne surtout rapidement sur les terres de Westeros, pour enfin accomplir sa vengeance, qu'on attend quasiment depuis la mort de Ned Stark.</text:span></text:p>
      <text:p text:style-name="Standard"/>
      <text:h text:style-name="Heading_20_2" text:outline-level="2">L’anthropologie du dieu multiface et son double… </text:h>
      <text:p text:style-name="Standard">Contre quelle anthropologie celle du dieu multiface est en opposition ? </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 svg:font-family="'Times New Roman'"/>
    <style:font-face style:name="Latin Modern Roman" svg:font-family="'Latin Modern 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12cm" loext:contextual-spacing="false" fo:line-height="100%" fo:text-align="justify" style:justify-single-word="false" fo:orphans="2" fo:widows="2" fo:text-indent="1.251cm" style:auto-text-indent="false" style:writing-mode="lr-tb"/>
      <style:text-properties style:font-name="Times New Roman1" fo:font-family="'Times New Roman'" style:font-family-generic="roman" style:font-pitch="variable" fo:font-size="12pt" style:font-name-asian="F" style:font-family-generic-asian="system" style:font-pitch-asian="variable"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font-size-complex="12pt"/>
    </style:style>
    <style:style style:name="Quote" style:family="paragraph" style:parent-style-name="Standard" style:next-style-name="Standard" style:default-outline-level="">
      <style:paragraph-properties fo:margin-left="1.52cm" fo:margin-right="1.52cm" fo:text-indent="1.251cm" style:auto-text-indent="false"/>
      <style:text-properties fo:font-size="11pt" style:font-size-asian="11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style:tab-stops>
          <style:tab-stop style:position="8.001cm" style:type="center"/>
          <style:tab-stop style:position="16.002cm" style:type="right"/>
        </style:tab-stops>
      </style:paragraph-properties>
    </style:style>
    <style:style style:name="Footnote" style:family="paragraph" style:parent-style-name="Standard" style:default-outline-level="" style:class="extra">
      <style:paragraph-properties fo:margin-top="0cm" fo:margin-bottom="0cm" loext:contextual-spacing="false"/>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212cm" loext:contextual-spacing="true" fo:text-indent="1.251cm" style:auto-text-indent="false"/>
    </style:style>
    <style:style style:name="Default_20_Paragraph_20_Font" style:display-name="Default Paragraph Font" style:family="text"/>
    <style:style style:name="Citation_20_Car" style:display-name="Citation Car" style:family="text" style:parent-style-name="Default_20_Paragraph_20_Font">
      <style:text-properties style:font-name="Times New Roman1" fo:font-family="'Times New Roman'" style:font-family-generic="roman" style:font-pitch="variable" style:font-name-asian="F" style:font-family-generic-asian="system" style:font-pitch-asian="variable" style:font-style-complex="italic"/>
    </style:style>
    <style:style style:name="En-tête_20_Car" style:display-name="En-tête Car" style:family="text" style:parent-style-name="Default_20_Paragraph_20_Font">
      <style:text-properties style:font-name="Times New Roman1" fo:font-family="'Times New Roman'" style:font-family-generic="roman" style:font-pitch="variable" fo:font-size="12pt" style:font-name-asian="F" style:font-family-generic-asian="system" style:font-pitch-asian="variable" style:font-size-asian="12pt"/>
    </style:style>
    <style:style style:name="Pied_20_de_20_page_20_Car" style:display-name="Pied de page Car" style:family="text" style:parent-style-name="Default_20_Paragraph_20_Font">
      <style:text-properties style:font-name="Times New Roman1" fo:font-family="'Times New Roman'" style:font-family-generic="roman" style:font-pitch="variable" fo:font-size="12pt" style:font-name-asian="F" style:font-family-generic-asian="system" style:font-pitch-asian="variable" style:font-size-asian="12pt"/>
    </style:style>
    <style:style style:name="apple-converted-space" style:family="text" style:parent-style-name="Default_20_Paragraph_20_Font"/>
    <style:style style:name="Note_20_de_20_bas_20_de_20_page_20_Car" style:display-name="Note de bas de page Car" style:family="text" style:parent-style-name="Default_20_Paragraph_20_Font">
      <style:text-properties style:font-name="Times New Roman1" fo:font-family="'Times New Roman'" style:font-family-generic="roman" style:font-pitch="variable" fo:font-size="10pt" style:font-name-asian="F" style:font-family-generic-asian="system" style:font-pitch-asian="variable"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re_20_1_20_Car" style:display-name="Titre 1 C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re_20_2_20_Car" style:display-name="Titre 2 C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re_20_3_20_Car" style:display-name="Titre 3 C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F" style:font-family-generic-asian="system" style:font-pitch-asian="variable" style:font-name-complex="Times New Roman2"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asian="F" style:font-family-generic-asian="system" style:font-pitch-asian="variable" style:font-name-complex="Times New Roman2" style:font-family-complex="'Times New Roman'"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asian="F" style:font-family-generic-asian="system" style:font-pitch-asian="variable" style:font-name-complex="Times New Roman2" style:font-family-complex="'Times New Roman'"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1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 text:bullet-char="-">
        <style:list-level-properties text:list-level-position-and-space-mode="label-alignment">
          <style:list-level-label-alignment text:label-followed-by="listtab" fo:text-indent="-0.635cm" fo:margin-left="1.886cm"/>
        </style:list-level-properties>
        <style:text-properties style:font-name="Times New Roman"/>
      </text:list-level-style-bullet>
      <text:list-level-style-bullet text:level="2" text:style-name="ListLabel_20_15"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text:bullet-char="-">
        <style:list-level-properties text:list-level-position-and-space-mode="label-alignment">
          <style:list-level-label-alignment text:label-followed-by="listtab" fo:text-indent="-0.635cm" fo:margin-left="1.886cm"/>
        </style:list-level-properties>
        <style:text-properties style:font-name="Times New Roman"/>
      </text:list-level-style-bullet>
      <text:list-level-style-bullet text:level="2" text:style-name="ListLabel_20_19"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fo:font-size="11pt" fo:font-style="italic" style:font-size-asian="11pt" style:font-style-asian="italic"/>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héologie politique : Game of thrones</text:span></text:p>
      </style:header>
      <style:footer>
        <text:p text:style-name="MP2"><text:page-number text:select-page="current">11</text:page-number></text:p>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rtin</meta:initial-creator>
    <meta:editing-cycles>13</meta:editing-cycles>
    <meta:creation-date>2019-01-26T13:54:00</meta:creation-date>
    <dc:date>2021-02-15T15:38:03.217881342</dc:date>
    <meta:editing-duration>PT2H6M</meta:editing-duration>
    <meta:generator>LibreOffice/6.4.6.2$Linux_X86_64 LibreOffice_project/40$Build-2</meta:generator>
    <meta:document-statistic meta:table-count="2" meta:image-count="0" meta:object-count="0" meta:page-count="11" meta:paragraph-count="173" meta:word-count="5215" meta:character-count="31028" meta:non-whitespace-character-count="2592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